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draw:auto-grow-height="true" fo:min-height="2.663cm"/>
    </style:style>
    <style:style style:name="pr7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ADT Entier Relatif /String (float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Liste/Tableau/dictionnaire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Rd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Preuv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euves équationnelles </text:p>
                <text:p/>
              </text:list-item>
              <text:list-item>
                <text:p>Preuves inductives</text:p>
                <text:p/>
              </text:list-item>
              <text:list-item>
                <text:p>Preuves sur les invari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SL / sucre syntax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3-27T17:17:48.162829687</dc:date>
    <meta:editing-duration>PT25M32S</meta:editing-duration>
    <meta:editing-cycles>22</meta:editing-cycles>
    <meta:generator>LibreOffice/5.2.2.2$Linux_X86_64 LibreOffice_project/20m0$Build-2</meta:generator>
    <meta:document-statistic meta:object-count="50"/>
  </office:meta>
</office:document-meta>
</file>